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T3" style:parent-style-name="Absatz-Standardschriftart" style:family="text">
      <style:text-properties fo:font-weight="bold" style:font-weight-asian="bold" fo:font-size="14pt" style:font-size-asian="14pt" style:font-size-complex="14pt" fo:language="de" fo:country="CH"/>
    </style:style>
    <style:style style:name="T4" style:parent-style-name="Absatz-Standardschriftart" style:family="text">
      <style:text-properties fo:font-weight="bold" style:font-weight-asian="bold" fo:font-size="14pt" style:font-size-asian="14pt" style:font-size-complex="14pt" fo:language="de" fo:country="CH"/>
    </style:style>
    <style:style style:name="P5" style:parent-style-name="PreformattedText" style:family="paragraph">
      <style:paragraph-properties fo:text-align="justify"/>
      <style:text-properties fo:font-weight="bold" style:font-weight-asian="bold" fo:language="de" fo:country="CH"/>
    </style:style>
    <style:style style:name="P6" style:parent-style-name="PreformattedText" style:family="paragraph">
      <style:paragraph-properties fo:text-align="justify"/>
      <style:text-properties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language="de" fo:country="CH"/>
    </style:style>
    <style:style style:name="P11" style:parent-style-name="PreformattedText" style:family="paragraph">
      <style:paragraph-properties fo:text-align="justify"/>
      <style:text-properties fo:language="de" fo:country="CH"/>
    </style:style>
    <style:style style:name="P12" style:parent-style-name="PreformattedText" style:family="paragraph">
      <style:paragraph-properties fo:text-align="justify"/>
      <style:text-properties fo:language="de" fo:country="CH"/>
    </style:style>
    <style:style style:name="P13" style:parent-style-name="PreformattedText" style:family="paragraph">
      <style:paragraph-properties fo:text-align="justify"/>
      <style:text-properties fo:font-weight="bold" style:font-weight-asian="bold" fo:language="de" fo:country="CH"/>
    </style:style>
    <style:style style:name="P14" style:parent-style-name="PreformattedText" style:family="paragraph">
      <style:paragraph-properties fo:text-align="justify"/>
      <style:text-properties fo:language="de" fo:country="CH"/>
    </style:style>
    <style:style style:name="P15" style:parent-style-name="PreformattedText" style:family="paragraph">
      <style:paragraph-properties fo:text-align="justify"/>
      <style:text-properties fo:language="de" fo:country="CH"/>
    </style:style>
    <style:style style:name="P16" style:parent-style-name="PreformattedText" style:family="paragraph">
      <style:paragraph-properties fo:text-align="justify"/>
      <style:text-properties fo:font-weight="bold" style:font-weight-asian="bold"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font-weight="bold" style:font-weight-asian="bold"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language="de" fo:country="CH"/>
    </style:style>
    <style:style style:name="P22" style:parent-style-name="PreformattedText" style:family="paragraph">
      <style:paragraph-properties fo:text-align="justify"/>
      <style:text-properties fo:font-weight="bold" style:font-weight-asian="bold" fo:language="de" fo:country="CH"/>
    </style:style>
    <style:style style:name="P23" style:parent-style-name="PreformattedText" style:family="paragraph">
      <style:paragraph-properties fo:text-align="justify"/>
      <style:text-properties fo:language="de" fo:country="CH"/>
    </style:style>
  </office:automatic-styles>
  <office:body>
    <office:text text:use-soft-page-breaks="true">
      <text:p text:style-name="P1"><text:span text:style-name="T2">6</text:span><text:span text:style-name="T3">._</text:span><text:span text:style-name="T4">Netzwerk &amp; TCP/IP</text:span></text:p>
      <text:p text:style-name="P5">6.1_Einleitung</text:p>
      <text:p text:style-name="P6">TCP nennt sich das Internetprotokoll, mit dem man Daten durch das Internet sendet.<text:s/>Man findet es in jeder Applikation die Internetzugriff benötigt.</text:p>
      <text:p text:style-name="P7"/>
      <text:p text:style-name="P8">Nach der<text:s/>Implementation<text:s/>von OpenCV und das portieren auf den Raspberry Pi<text:s/>ist<text:s/>uns aufgefallen, dass unser Tracking Algorithmus mit satten 2 Bilder pro Sekunden (FPS)<text:s/>lief.<text:s/>Das musst schnellsten geändert werden, denn so kann man<text:s/>definitiv<text:s/>keine<text:s/>Echtzeit<text:s/>Objekt Verfolgung<text:s/>bewerkstelligen.<text:s/>Die einzige Lösung schien, das Berechnen einem anderen Computer zu überlassen.<text:s/>So entstand<text:s/>die Idee einer<text:s/>Datenübertragung mit TCP/IP.<text:s/>Bluetooth wurde auch noch in Erwägung gezogen.<text:s/>Doch da<text:s/>Gianluca schon Erfahrung mit TCP/IP hatte, entschieden wir uns für diesen Weg.<text:s/>Doch was gegen<text:s/>die Lösung eines Netzwerks spricht, ist die Voraussetzung, dass eines vorhanden ist.<text:s/>Bluetooth wäre hier viel Nützlicher, doch es hat eine ziemlich limitierte Reichweite und Bandbreite.</text:p>
      <text:p text:style-name="P9">Der Raspberry Pi ist nun für das Steuern der Motoren und für die Übertragung des Bildes verantwortlich, während<text:s/>ein anderer Computer<text:s/>das Bild empfängt, berechnet und dann<text:s/>Instruktionen für den Motor<text:s/>zurückschickt.</text:p>
      <text:p text:style-name="P10"/>
      <text:p text:style-name="P11">Das Programm basiert auf einem «Call-Response»<text:s/>Schema. Dies soll heissen, dass der einte Partner etwas schickt während der andere wartet,<text:s/>bis alles angekommen ist.<text:s/>Danach sendet dieser Partner seine Daten und der andere wartet wiederum, bis alles angekommen ist.<text:s/>Dies widerholt sich dann bis der einte Partner die Verbindung abbricht.</text:p>
      <text:p text:style-name="P12"/>
      <text:p text:style-name="P13">6.1 mDNS</text:p>
      <text:p text:style-name="P14">Das Konzept des mDNS<text:s/>löst Hostnamen zu IP Adressen auf und<text:s/>folgt dem herkömmlichen DNS.<text:s/>Das Problem<text:s/>bei der Herkömmlichen Methode<text:s/>ist, es muss ein DNS Server vorhanden sein.<text:s/>Doch viele Router haben dies nicht eingebaut, was eine andere Lösung erfordert.<text:s/>Durch mDNS «verkauft» sich der Computer im Netzwerk.<text:s/>Er macht sich sichtbar und der Namen ist öffentlich zugänglich.<text:s/>So muss ein Gerät, das nach einem Namen sucht, nur auf diese Rufe reagieren.<text:s/></text:p>
      <text:p text:style-name="P15"/>
      <text:p text:style-name="P16">6.2_Probleme</text:p>
      <text:p text:style-name="P17">Da schon viele Vorkenntnisse vorhanden waren, tauchten nur vereinzelt<text:s/>Fehler und Probleme auf.<text:s/>Doch zu allerletzt, als wir den Austausch der beiden Computer über das Schul-Wlan laufen lassen wollten, passierte einfach gar nichts.<text:s/>Zuhause lief alles wie gewünscht.<text:s/>Unsere Vermutungen sind, dass<text:s/>einer der Computer einen anderen Accesspoint genutzt hat, als der andere. Dies würde dazu führen, dass die Maschinen sich nicht im gleichen Teil des Netzes befinden würden und sich dadurch nicht erreichen können.<text:s/>Wobei das unsere Meinung eigentlich möglich sein müsste, denn wenn die IPs im gleichen Subnet liegen, müsst dies auch funktionieren.<text:s/>Als<text:s/>zweite,<text:s/>unwahrscheinlichere<text:s/>Variante, könnte es sich um eine Konfiguration handelt, die<text:s/>extra<text:s/>die Kommunikation zwischen Computern<text:s/>im gleichen Subnet<text:s/>verhindert.<text:s/>Als Gründe<text:s/>für eine solche Implementation<text:s/>sehen wir<text:s/>hier<text:s/>eine höhere Sicherheit, denn die Maschinen können so nicht angegriffen werden.<text:s/>Doch kontroverse daran war, dass der Computer andere IPhones und Macs aufspühren konnte, die sich bekannt machten.<text:s/>Diese Geräte waren sicherlich nicht aus dem gleichen Zimmer, da die Namen nicht in unserer Klasse vorkommen.<text:s/>Doch der Raspberry Pi wurde nicht gefunden. Also versichten wir eine Kommunkation mit zwei Ethernet Kablen.<text:s/>Tatsächlich tat er es, alles funktionierte wie gewünscht.<text:s/>Da nur diese Variante funktionierte, dachten wir, wieso kein Switch.<text:s/>So<text:s/>brauchen wir ausser Strom keine Verbindung mehr.<text:s/>Und ein Vorteil ist auch noch,<text:s/>das Übertragen<text:s/>verläuft viel schneller. Über Wlan haben wir etwa 11 Bilder pro Sekunde. Über das Ethernetkabel und den Switch sind es satte 20.<text:s/></text:p>
      <text:p text:style-name="P18"/>
      <text:p text:style-name="P19">3.3 Beispiel eines Austausches<text:s/>der Beiden Computer</text:p>
      <text:p text:style-name="P20">In diesem Beispiel fokussieren wir uns auf den Austausch und nicht das Aufbauen einer Verbindung. Für dies kann<text:s/>der Sourcecode gebraucht werden.</text:p>
      <text:p text:style-name="P21"/>
      <text:p text:style-name="P22">6.4_Quellen</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6T15:07:00Z</dc:date>
    <meta:template xlink:href="Normal.dotm" xlink:type="simple"/>
    <meta:editing-cycles>548</meta:editing-cycles>
    <meta:editing-duration>PT0S</meta:editing-duration>
    <meta:document-statistic meta:page-count="1" meta:paragraph-count="7" meta:word-count="521" meta:character-count="3799" meta:row-count="27" meta:non-whitespace-character-count="3285"/>
  </office:meta>
</office:document-meta>
</file>